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Heading_20_1">
      <style:text-properties officeooo:rsid="001af1a8" officeooo:paragraph-rsid="001af1a8"/>
    </style:style>
    <style:style style:name="P2" style:family="paragraph" style:parent-style-name="Heading_20_2">
      <style:text-properties officeooo:rsid="001af1a8" officeooo:paragraph-rsid="001af1a8"/>
    </style:style>
    <style:style style:name="P3" style:family="paragraph" style:parent-style-name="Heading_20_2">
      <style:text-properties officeooo:rsid="001fe562" officeooo:paragraph-rsid="001fe562"/>
    </style:style>
    <style:style style:name="P4" style:family="paragraph" style:parent-style-name="Text_20_body">
      <style:text-properties officeooo:rsid="001af1a8" officeooo:paragraph-rsid="001af1a8"/>
    </style:style>
    <style:style style:name="P5" style:family="paragraph" style:parent-style-name="Text_20_body">
      <style:text-properties officeooo:rsid="001b6278" officeooo:paragraph-rsid="001b6278"/>
    </style:style>
    <style:style style:name="P6" style:family="paragraph" style:parent-style-name="Text_20_body">
      <style:text-properties officeooo:rsid="001c85f1" officeooo:paragraph-rsid="001c85f1"/>
    </style:style>
    <style:style style:name="P7" style:family="paragraph" style:parent-style-name="Text_20_body">
      <style:text-properties officeooo:rsid="001e4e72" officeooo:paragraph-rsid="001e4e72"/>
    </style:style>
    <style:style style:name="P8" style:family="paragraph" style:parent-style-name="Text_20_body">
      <style:text-properties officeooo:rsid="00203a85" officeooo:paragraph-rsid="00203a85"/>
    </style:style>
    <style:style style:name="T1" style:family="text">
      <style:text-properties officeooo:rsid="002195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rrecciones:</text:h>
      <text:h text:style-name="P2" text:outline-level="2">Menu</text:h>
      <text:p text:style-name="P4">Inicialmente se construye el menu de pausa que permita agregar los criterios desde la sesion del trainee. Para esto se crea la UI del menu y un script MenuPausa que al activarse settea la TimeScale en 0 y mutea el audio. Al desactivarse setea TimeScale en 1 y desmutea el audio. Para poder integrar este menu con la UI incluida con el VPP, se hace que MenuPausa herede de un tipo definido por el VPP llamado “EscapeDialog”. Esto nos permite reemplazar el EscapeDialog utilizado actualmente en la escena (Simulacion&gt;UI Canvas &gt; UI Menu Overlay &gt; Menu Overlay) y aprovechar todo el codigo de UI que ya esta escrito por el VPP. Ahora, al apretar la tecla Escape el VPP activara nuestro MenuPausa si no hay otro menu activado. Si hay otro menu activado, cierra ese menu y deberemos apretar escape cuantas veces sea necesario para cerrar todos los menues antes de que se active MenuPausa.</text:p>
      <text:p text:style-name="P5">Este menu provee las mismas funcionalades que el Menu Instructor: control sobre los ejercicios, criterios, clima, trafico.</text:p>
      <text:p text:style-name="P6">Es importante que durante la pausa no se tomen las inputs de otros sistemas. Por ejemplo, si estoy en el menu de pausa no deberia poder comenzar una grabacion (apretando la G) o cambiar el clima a lluvioso (usando click derecho) o acelerar la ambulancia (W). Esto se realiza de la siguiente manera: El Script MenuPausa tiene referencias a los scripts para los cuales debe “bloquear” la input. <text:s/>Estos son: control de clima, control de ambulancia, control de grabacion. Al habilitarse el MenuPausa, el MenuPausa deshabilita esos Scripts, por lo tanto ya no se invocara el metodo Update en ellos y no procesaran la input. Al salir del menu, los scripts se rehabilitan.</text:p>
      <text:p text:style-name="P7">NOTA: El control de la grabacion se hace en CapturadorTrainee. Eso hay que cambiarlo pero por ahora se usa la referencia a eso.</text:p>
      <text:h text:style-name="P3" text:outline-level="2">Criterio Semaforo</text:h>
      <text:p text:style-name="P8">Se ree<text:span text:style-name="T1">scribio el criterio semaforo. Se modifiio el prefab del vehiculo del trainee para que tuviera un transform con el centro del vehiculo. El criterio lo busca por nombre en la jerarquia unity, y asigan en una variable el componetne Vehicle Controller asignado al GO donde esta el criterio. EL CRITERIO INICIALIZA UN TIMER CUANDO COMIENZA LA EVALUACION Y Lo reseta cuando termina. N el OnTrigger enter, si ve que toco el trigger de un semaforo, guarda la posicion del centro de ese trigger (indica donde debe frenar la ambulancia) y una referencia al collider de ese trigger. Luego espera 1.2 segundos para compensar por el delay del ccolider sincronizandose al color del semaforo (el colider se apaga/prende 1 segundo despues de que se ponga amarillo). Si el collider esta desactivado luego de esos 1.2 segundos, significa que paso en amarillo./ Sino se compara la distancia del centro del vehiculo al collider. Si esta a mas de 10 metros (5 metors de calzada minimo en BSAS + 5 metros de “lee-way” porque el collider esta antes de la senda peatonal) entonces se considera que paso en amarillo. Si no, se revisa la velocidad y aceleracion. Si son (muy) bajas (15kmh y 10% del acelerador, respect.) entonces se considera que se esta adelantando despacio y no va a pasar el semaforo, sino frenar demasiado adelante. Se imprime esto por pentalla. En caso de que la velocidad/aceleracion sean mayores, se guarda en una lista el time stamp en elcual ocurre esto y luego se reporta como semaforo en roj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21:46:18.040000000</meta:creation-date>
    <dc:date>2022-05-01T01:32:49.652000000</dc:date>
    <meta:editing-duration>PT36M3S</meta:editing-duration>
    <meta:editing-cycles>4</meta:editing-cycles>
    <meta:generator>LibreOffice/7.2.6.2$Windows_X86_64 LibreOffice_project/b0ec3a565991f7569a5a7f5d24fed7f52653d754</meta:generator>
    <meta:document-statistic meta:table-count="0" meta:image-count="0" meta:object-count="0" meta:page-count="1" meta:paragraph-count="8" meta:word-count="569" meta:character-count="3332" meta:non-whitespace-character-count="2770"/>
  </office:meta>
</office:document-meta>
</file>